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110">
      <style:table-cell-properties fo:border="0.002cm solid #000000"/>
    </style:style>
    <style:style style:name="ce15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110"/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10">
      <style:table-cell-properties style:diagonal-bl-tr="none" style:diagonal-tl-br="none" fo:border="0.002cm solid #000000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1" style:family="table-cell" style:parent-style-name="Default">
      <style:table-cell-properties style:diagonal-bl-tr="none" style:diagonal-tl-br="none" fo:border="0.002cm solid #000000"/>
    </style:style>
    <style:style style:name="ce22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3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14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7" office:value-type="string">
            <text:p>認定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 office:value-type="string">
            <text:p>起案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8" office:value-type="string" table:number-columns-spanned="3" table:number-rows-spanned="1">
            <text:p>加算種別</text:p>
          </table:table-cell>
          <table:covered-table-cell table:number-columns-repeated="2" table:style-name="ce21"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24" office:value-type="string">
            <text:p>調書(2)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18:0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7T18:03:07.48</dc:date>
    <dc:creator>TANAKA Hidemune</dc:creator>
    <meta:editing-duration>PT1H18M47S</meta:editing-duration>
    <meta:editing-cycles>28</meta:editing-cycles>
    <meta:document-statistic meta:table-count="1" meta:cell-count="47" meta:object-count="0"/>
  </office:meta>
</office:document-meta>
</file>